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" svg:font-family="Mono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8.55mm"/>
    </style:style>
    <style:style style:name="co2" style:family="table-column">
      <style:table-column-properties fo:break-before="auto" style:column-width="13.97mm"/>
    </style:style>
    <style:style style:name="co3" style:family="table-column">
      <style:table-column-properties fo:break-before="auto" style:column-width="66.25mm"/>
    </style:style>
    <style:style style:name="co4" style:family="table-column">
      <style:table-column-properties fo:break-before="auto" style:column-width="127.2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Mono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Mono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outline="false" style:text-line-through-style="none" style:text-line-through-type="none" style:font-name="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Mono"/>
    </style:style>
    <style:style style:name="T1" style:family="text">
      <style:text-properties style:font-name-asian="DejaVu Sans" style:font-name="Mono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language-complex="hi" style:country-complex="IN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font-name="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4"/>
        <table:table-column table:style-name="co5" table:number-columns-repeated="1018" table:default-cell-style-name="ce2"/>
        <table:table-column table:style-name="co5" table:number-columns-repeated="2" table:default-cell-style-name="ce4"/>
        <table:table-row table:style-name="ro1">
          <table:table-cell office:value-type="string" calcext:value-type="string">
            <text:p><text:span text:style-name="T1">"text"</text:span></text:p>
          </table:table-cell>
          <table:table-cell office:value-type="string" calcext:value-type="string">
            <text:p><text:s/><text:tab/><text:tab/><text:tab/><text:tab/><text:tab/><text:tab/>' '</text:p>
          </table:table-cell>
          <table:table-cell office:value-type="string" calcext:value-type="string">
            <text:p><text:span text:style-name="T2">"text_space</text:span><text:span text:style-name="T3">"</text:span></text:p>
          </table:table-cell>
          <table:table-cell table:formula="of:=COM.MICROSOFT.CONCAT(&quot;{&quot;; [.A1]; &quot;, &quot;; [.B1]; &quot;, &quot;; [.C1]; &quot;}&quot;; &quot;, &quot;)" office:value-type="string" office:string-value="{&quot;text&quot;,  &#9;&#9;&#9;&#9;&#9;&#9;' ', &quot;text_space&quot;}, " calcext:value-type="string">
            <text:p>{"text", <text:s/><text:tab/><text:tab/><text:tab/><text:tab/><text:tab/><text:tab/>' ', "text_space"},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text"</text:p>
          </table:table-cell>
          <table:table-cell office:value-type="string" calcext:value-type="string">
            <text:p><text:s/><text:tab/><text:tab/><text:tab/><text:tab/><text:tab/><text:tab/>'\n'</text:p>
          </table:table-cell>
          <table:table-cell office:value-type="string" calcext:value-type="string">
            <text:p>"text_ignore"</text:p>
          </table:table-cell>
          <table:table-cell table:formula="of:=COM.MICROSOFT.CONCAT(&quot;{&quot;; [.A2]; &quot;, &quot;; [.B2]; &quot;, &quot;; [.C2]; &quot;}&quot;; &quot;, &quot;)" office:value-type="string" office:string-value="{&quot;text&quot;,  &#9;&#9;&#9;&#9;&#9;&#9;'\n', &quot;text_ignore&quot;}, " calcext:value-type="string">
            <text:p>{"text", <text:s/><text:tab/><text:tab/><text:tab/><text:tab/><text:tab/><text:tab/>'\n', "text_ignore"},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text"</text:p>
          </table:table-cell>
          <table:table-cell office:value-type="string" calcext:value-type="string">
            <text:p><text:s/><text:tab/><text:tab/><text:tab/><text:tab/><text:tab/><text:tab/>'\r'</text:p>
          </table:table-cell>
          <table:table-cell office:value-type="string" calcext:value-type="string">
            <text:p>"text_space"</text:p>
          </table:table-cell>
          <table:table-cell table:formula="of:=COM.MICROSOFT.CONCAT(&quot;{&quot;; [.A3]; &quot;, &quot;; [.B3]; &quot;, &quot;; [.C3]; &quot;}&quot;; &quot;, &quot;)" office:value-type="string" office:string-value="{&quot;text&quot;,  &#9;&#9;&#9;&#9;&#9;&#9;'\r', &quot;text_space&quot;}, " calcext:value-type="string">
            <text:p>{"text", <text:s/><text:tab/><text:tab/><text:tab/><text:tab/><text:tab/><text:tab/>'\r', "text_space"},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text"</text:p>
          </table:table-cell>
          <table:table-cell office:value-type="string" calcext:value-type="string">
            <text:p><text:s/><text:tab/><text:tab/><text:tab/><text:tab/><text:tab/><text:tab/>'&lt;'</text:p>
          </table:table-cell>
          <table:table-cell office:value-type="string" calcext:value-type="string">
            <text:p>"tag_start"</text:p>
          </table:table-cell>
          <table:table-cell table:formula="of:=COM.MICROSOFT.CONCAT(&quot;{&quot;; [.A4]; &quot;, &quot;; [.B4]; &quot;, &quot;; [.C4]; &quot;}&quot;; &quot;, &quot;)" office:value-type="string" office:string-value="{&quot;text&quot;,  &#9;&#9;&#9;&#9;&#9;&#9;'&lt;', &quot;tag_start&quot;}, " calcext:value-type="string">
            <text:p>{"text", <text:s/><text:tab/><text:tab/><text:tab/><text:tab/><text:tab/><text:tab/>'&lt;', "tag_start"},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tab/><text:tab/>{"tag_p"</text:p>
          </table:table-cell>
          <table:table-cell office:value-type="string" calcext:value-type="string">
            <text:p><text:s/><text:tab/><text:tab/><text:tab/><text:tab/><text:tab/><text:tab/>'&gt;'</text:p>
          </table:table-cell>
          <table:table-cell office:value-type="string" calcext:value-type="string">
            <text:p><text:s/><text:tab/>"tag_p"}</text:p>
          </table:table-cell>
          <table:table-cell table:formula="of:=COM.MICROSOFT.CONCAT([.A5]; &quot;, &quot;; [.B5]; &quot;, &quot;; [.C5]; &quot;, &quot;)" office:value-type="string" office:string-value="&#9;&#9;{&quot;tag_p&quot;,  &#9;&#9;&#9;&#9;&#9;&#9;'&gt;',  &#9;&quot;tag_p&quot;}, " calcext:value-type="string">
            <text:p><text:tab/><text:tab/>{"tag_p", <text:s/><text:tab/><text:tab/><text:tab/><text:tab/><text:tab/><text:tab/>'&gt;', <text:s/><text:tab/>"tag_p"},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tab/><text:tab/>{"tag_name"</text:p>
          </table:table-cell>
          <table:table-cell office:value-type="string" calcext:value-type="string">
            <text:p><text:s/><text:tab/><text:tab/><text:tab/><text:tab/><text:tab/>' '</text:p>
          </table:table-cell>
          <table:table-cell office:value-type="string" calcext:value-type="string">
            <text:p><text:s/><text:tab/>"tag_name"}</text:p>
          </table:table-cell>
          <table:table-cell table:formula="of:=COM.MICROSOFT.CONCAT([.A6]; &quot;, &quot;; [.B6]; &quot;, &quot;; [.C6]; &quot;, &quot;)" office:value-type="string" office:string-value="&#9;&#9;{&quot;tag_name&quot;,  &#9;&#9;&#9;&#9;&#9;' ',  &#9;&quot;tag_name&quot;}, " calcext:value-type="string">
            <text:p><text:tab/><text:tab/>{"tag_name", <text:s/><text:tab/><text:tab/><text:tab/><text:tab/><text:tab/>' ', <text:s/><text:tab/>"tag_name"},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tab/><text:tab/>{"text_space"</text:p>
          </table:table-cell>
          <table:table-cell office:value-type="string" calcext:value-type="string">
            <text:p><text:s/><text:tab/><text:tab/><text:tab/><text:tab/><text:tab/>' '</text:p>
          </table:table-cell>
          <table:table-cell office:value-type="string" calcext:value-type="string">
            <text:p><text:s/><text:tab/>"text_ignore"}</text:p>
          </table:table-cell>
          <table:table-cell table:formula="of:=COM.MICROSOFT.CONCAT([.A7]; &quot;, &quot;; [.B7]; &quot;, &quot;; [.C7]; &quot;, &quot;)" office:value-type="string" office:string-value="&#9;&#9;{&quot;text_space&quot;,  &#9;&#9;&#9;&#9;&#9;' ',  &#9;&quot;text_ignore&quot;}, " calcext:value-type="string">
            <text:p><text:tab/><text:tab/>{"text_space", <text:s/><text:tab/><text:tab/><text:tab/><text:tab/><text:tab/>' ', <text:s/><text:tab/>"text_ignore"},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tab/><text:tab/>{"tag_name"</text:p>
          </table:table-cell>
          <table:table-cell office:value-type="string" calcext:value-type="string">
            <text:p><text:s/><text:tab/><text:tab/><text:tab/><text:tab/><text:tab/>'?'</text:p>
          </table:table-cell>
          <table:table-cell office:value-type="string" calcext:value-type="string">
            <text:p><text:s/><text:tab/>"tag_name"}</text:p>
          </table:table-cell>
          <table:table-cell table:formula="of:=COM.MICROSOFT.CONCAT([.A8]; &quot;, &quot;; [.B8]; &quot;, &quot;; [.C8]; &quot;, &quot;)" office:value-type="string" office:string-value="&#9;&#9;{&quot;tag_name&quot;,  &#9;&#9;&#9;&#9;&#9;'?',  &#9;&quot;tag_name&quot;}, " calcext:value-type="string">
            <text:p><text:tab/><text:tab/>{"tag_name", <text:s/><text:tab/><text:tab/><text:tab/><text:tab/><text:tab/>'?', <text:s/><text:tab/>"tag_name"},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tab/><text:tab/>{"tag_name"</text:p>
          </table:table-cell>
          <table:table-cell office:value-type="string" calcext:value-type="string">
            <text:p><text:s/><text:tab/><text:tab/><text:tab/><text:tab/><text:tab/>'/'</text:p>
          </table:table-cell>
          <table:table-cell office:value-type="string" calcext:value-type="string">
            <text:p><text:s/><text:tab/>"tag_name"}</text:p>
          </table:table-cell>
          <table:table-cell table:formula="of:=COM.MICROSOFT.CONCAT([.A9]; &quot;, &quot;; [.B9]; &quot;, &quot;; [.C9]; &quot;, &quot;)" office:value-type="string" office:string-value="&#9;&#9;{&quot;tag_name&quot;,  &#9;&#9;&#9;&#9;&#9;'/',  &#9;&quot;tag_name&quot;}, " calcext:value-type="string">
            <text:p><text:tab/><text:tab/>{"tag_name", <text:s/><text:tab/><text:tab/><text:tab/><text:tab/><text:tab/>'/', <text:s/><text:tab/>"tag_name"},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tab/><text:tab/>{"text_space"</text:p>
          </table:table-cell>
          <table:table-cell office:value-type="string" calcext:value-type="string">
            <text:p><text:s/><text:tab/><text:tab/><text:tab/><text:tab/><text:tab/>'\n'</text:p>
          </table:table-cell>
          <table:table-cell office:value-type="string" calcext:value-type="string">
            <text:p><text:s/><text:tab/>"text_ignore"}</text:p>
          </table:table-cell>
          <table:table-cell table:formula="of:=COM.MICROSOFT.CONCAT([.A10]; &quot;, &quot;; [.B10]; &quot;, &quot;; [.C10]; &quot;, &quot;)" office:value-type="string" office:string-value="&#9;&#9;{&quot;text_space&quot;,  &#9;&#9;&#9;&#9;&#9;'\n',  &#9;&quot;text_ignore&quot;}, " calcext:value-type="string">
            <text:p><text:tab/><text:tab/>{"text_space", <text:s/><text:tab/><text:tab/><text:tab/><text:tab/><text:tab/>'\n', <text:s/><text:tab/>"text_ignore"},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tab/><text:tab/>{"text_space"</text:p>
          </table:table-cell>
          <table:table-cell office:value-type="string" calcext:value-type="string">
            <text:p><text:s/><text:tab/><text:tab/><text:tab/><text:tab/><text:tab/>'\r'</text:p>
          </table:table-cell>
          <table:table-cell office:value-type="string" calcext:value-type="string">
            <text:p><text:s/><text:tab/>"text_ignore"}</text:p>
          </table:table-cell>
          <table:table-cell table:formula="of:=COM.MICROSOFT.CONCAT([.A11]; &quot;, &quot;; [.B11]; &quot;, &quot;; [.C11]; &quot;, &quot;)" office:value-type="string" office:string-value="&#9;&#9;{&quot;text_space&quot;,  &#9;&#9;&#9;&#9;&#9;'\r',  &#9;&quot;text_ignore&quot;}, " calcext:value-type="string">
            <text:p><text:tab/><text:tab/>{"text_space", <text:s/><text:tab/><text:tab/><text:tab/><text:tab/><text:tab/>'\r', <text:s/><text:tab/>"text_ignore"},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tab/><text:tab/>{"initial"</text:p>
          </table:table-cell>
          <table:table-cell office:value-type="string" calcext:value-type="string">
            <text:p><text:s/><text:tab/><text:tab/><text:tab/><text:tab/><text:tab/>'&lt;'</text:p>
          </table:table-cell>
          <table:table-cell office:value-type="string" calcext:value-type="string">
            <text:p><text:s/><text:tab/>"tag_start"}</text:p>
          </table:table-cell>
          <table:table-cell table:formula="of:=COM.MICROSOFT.CONCAT([.A12]; &quot;, &quot;; [.B12]; &quot;, &quot;; [.C12]; &quot;, &quot;)" office:value-type="string" office:string-value="&#9;&#9;{&quot;initial&quot;,  &#9;&#9;&#9;&#9;&#9;'&lt;',  &#9;&quot;tag_start&quot;}, " calcext:value-type="string">
            <text:p><text:tab/><text:tab/>{"initial", <text:s/><text:tab/><text:tab/><text:tab/><text:tab/><text:tab/>'&lt;', <text:s/><text:tab/>"tag_start"},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tab/><text:tab/>{"tag_close"</text:p>
          </table:table-cell>
          <table:table-cell office:value-type="string" calcext:value-type="string">
            <text:p><text:s/><text:tab/><text:tab/><text:tab/><text:tab/><text:tab/>'&lt;'</text:p>
          </table:table-cell>
          <table:table-cell office:value-type="string" calcext:value-type="string">
            <text:p><text:s/><text:tab/>"tag_start"}</text:p>
          </table:table-cell>
          <table:table-cell table:formula="of:=COM.MICROSOFT.CONCAT([.A13]; &quot;, &quot;; [.B13]; &quot;, &quot;; [.C13]; &quot;, &quot;)" office:value-type="string" office:string-value="&#9;&#9;{&quot;tag_close&quot;,  &#9;&#9;&#9;&#9;&#9;'&lt;',  &#9;&quot;tag_start&quot;}, " calcext:value-type="string">
            <text:p><text:tab/><text:tab/>{"tag_close", <text:s/><text:tab/><text:tab/><text:tab/><text:tab/><text:tab/>'&lt;', <text:s/><text:tab/>"tag_start"},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tab/><text:tab/>{"tag_end"</text:p>
          </table:table-cell>
          <table:table-cell office:value-type="string" calcext:value-type="string">
            <text:p><text:s/><text:tab/><text:tab/><text:tab/><text:tab/><text:tab/>'&lt;'</text:p>
          </table:table-cell>
          <table:table-cell office:value-type="string" calcext:value-type="string">
            <text:p><text:s/><text:tab/>"tag_start"}</text:p>
          </table:table-cell>
          <table:table-cell table:formula="of:=COM.MICROSOFT.CONCAT([.A14]; &quot;, &quot;; [.B14]; &quot;, &quot;; [.C14]; &quot;, &quot;)" office:value-type="string" office:string-value="&#9;&#9;{&quot;tag_end&quot;,  &#9;&#9;&#9;&#9;&#9;'&lt;',  &#9;&quot;tag_start&quot;}, " calcext:value-type="string">
            <text:p><text:tab/><text:tab/>{"tag_end", <text:s/><text:tab/><text:tab/><text:tab/><text:tab/><text:tab/>'&lt;', <text:s/><text:tab/>"tag_start"},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tab/><text:tab/>{"tag_open"</text:p>
          </table:table-cell>
          <table:table-cell office:value-type="string" calcext:value-type="string">
            <text:p><text:s/><text:tab/><text:tab/><text:tab/><text:tab/><text:tab/>'&lt;'</text:p>
          </table:table-cell>
          <table:table-cell office:value-type="string" calcext:value-type="string">
            <text:p><text:s/><text:tab/>"tag_start"}</text:p>
          </table:table-cell>
          <table:table-cell table:formula="of:=COM.MICROSOFT.CONCAT([.A15]; &quot;, &quot;; [.B15]; &quot;, &quot;; [.C15]; &quot;, &quot;)" office:value-type="string" office:string-value="&#9;&#9;{&quot;tag_open&quot;,  &#9;&#9;&#9;&#9;&#9;'&lt;',  &#9;&quot;tag_start&quot;}, " calcext:value-type="string">
            <text:p><text:tab/><text:tab/>{"tag_open", <text:s/><text:tab/><text:tab/><text:tab/><text:tab/><text:tab/>'&lt;', <text:s/><text:tab/>"tag_start"},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tab/><text:tab/>{"tag_end"</text:p>
          </table:table-cell>
          <table:table-cell office:value-type="string" calcext:value-type="string">
            <text:p><text:s/><text:tab/><text:tab/><text:tab/><text:tab/><text:tab/>'&gt;'</text:p>
          </table:table-cell>
          <table:table-cell office:value-type="string" calcext:value-type="string">
            <text:p><text:s/><text:tab/>"tag_end"}</text:p>
          </table:table-cell>
          <table:table-cell table:formula="of:=COM.MICROSOFT.CONCAT([.A16]; &quot;, &quot;; [.B16]; &quot;, &quot;; [.C16]; &quot;, &quot;)" office:value-type="string" office:string-value="&#9;&#9;{&quot;tag_end&quot;,  &#9;&#9;&#9;&#9;&#9;'&gt;',  &#9;&quot;tag_end&quot;}, " calcext:value-type="string">
            <text:p><text:tab/><text:tab/>{"tag_end", <text:s/><text:tab/><text:tab/><text:tab/><text:tab/><text:tab/>'&gt;', <text:s/><text:tab/>"tag_end"},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tab/><text:tab/>{"tag_name"</text:p>
          </table:table-cell>
          <table:table-cell office:value-type="string" calcext:value-type="string">
            <text:p><text:s/><text:tab/><text:tab/><text:tab/><text:tab/><text:tab/>'&gt;'</text:p>
          </table:table-cell>
          <table:table-cell office:value-type="string" calcext:value-type="string">
            <text:p><text:s/><text:tab/>"tag_end"}</text:p>
          </table:table-cell>
          <table:table-cell table:formula="of:=COM.MICROSOFT.CONCAT([.A17]; &quot;, &quot;; [.B17]; &quot;, &quot;; [.C17]; &quot;, &quot;)" office:value-type="string" office:string-value="&#9;&#9;{&quot;tag_name&quot;,  &#9;&#9;&#9;&#9;&#9;'&gt;',  &#9;&quot;tag_end&quot;}, " calcext:value-type="string">
            <text:p><text:tab/><text:tab/>{"tag_name", <text:s/><text:tab/><text:tab/><text:tab/><text:tab/><text:tab/>'&gt;', <text:s/><text:tab/>"tag_end"},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tab/><text:tab/>{"tag_start"</text:p>
          </table:table-cell>
          <table:table-cell office:value-type="string" calcext:value-type="string">
            <text:p><text:s/><text:tab/><text:tab/><text:tab/><text:tab/><text:tab/>'p'</text:p>
          </table:table-cell>
          <table:table-cell office:value-type="string" calcext:value-type="string">
            <text:p><text:s/><text:tab/>"tag_p"}</text:p>
          </table:table-cell>
          <table:table-cell table:formula="of:=COM.MICROSOFT.CONCAT([.A18]; &quot;, &quot;; [.B18]; &quot;, &quot;; [.C18]; &quot;, &quot;)" office:value-type="string" office:string-value="&#9;&#9;{&quot;tag_start&quot;,  &#9;&#9;&#9;&#9;&#9;'p',  &#9;&quot;tag_p&quot;}, " calcext:value-type="string">
            <text:p><text:tab/><text:tab/>{"tag_start", <text:s/><text:tab/><text:tab/><text:tab/><text:tab/><text:tab/>'p', <text:s/><text:tab/>"tag_p"},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tab/><text:tab/>{"tag_start"</text:p>
          </table:table-cell>
          <table:table-cell office:value-type="string" calcext:value-type="string">
            <text:p><text:s/><text:tab/><text:tab/><text:tab/><text:tab/><text:tab/>'s'</text:p>
          </table:table-cell>
          <table:table-cell office:value-type="string" calcext:value-type="string">
            <text:p><text:s/><text:tab/>"tag_name_script"}</text:p>
          </table:table-cell>
          <table:table-cell table:formula="of:=COM.MICROSOFT.CONCAT([.A19]; &quot;, &quot;; [.B19]; &quot;, &quot;; [.C19]; &quot;, &quot;)" office:value-type="string" office:string-value="&#9;&#9;{&quot;tag_start&quot;,  &#9;&#9;&#9;&#9;&#9;'s',  &#9;&quot;tag_name_script&quot;}, " calcext:value-type="string">
            <text:p><text:tab/><text:tab/>{"tag_start", <text:s/><text:tab/><text:tab/><text:tab/><text:tab/><text:tab/>'s', <text:s/><text:tab/>"tag_name_script"},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tab/><text:tab/>{"text_ignore"</text:p>
          </table:table-cell>
          <table:table-cell office:value-type="string" calcext:value-type="string">
            <text:p><text:s/><text:tab/><text:tab/><text:tab/><text:tab/>' '</text:p>
          </table:table-cell>
          <table:table-cell office:value-type="string" calcext:value-type="string">
            <text:p><text:s/><text:tab/>"text_ignore"}</text:p>
          </table:table-cell>
          <table:table-cell table:formula="of:=COM.MICROSOFT.CONCAT([.A20]; &quot;, &quot;; [.B20]; &quot;, &quot;; [.C20]; &quot;, &quot;)" office:value-type="string" office:string-value="&#9;&#9;{&quot;text_ignore&quot;,  &#9;&#9;&#9;&#9;' ',  &#9;&quot;text_ignore&quot;}, " calcext:value-type="string">
            <text:p><text:tab/><text:tab/>{"text_ignore", <text:s/><text:tab/><text:tab/><text:tab/><text:tab/>' ', <text:s/><text:tab/>"text_ignore"},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tab/><text:tab/>{"text_script"</text:p>
          </table:table-cell>
          <table:table-cell office:value-type="string" calcext:value-type="string">
            <text:p><text:s/><text:tab/><text:tab/><text:tab/><text:tab/>';'</text:p>
          </table:table-cell>
          <table:table-cell office:value-type="string" calcext:value-type="string">
            <text:p><text:s/><text:tab/>"text_script_end"}</text:p>
          </table:table-cell>
          <table:table-cell table:formula="of:=COM.MICROSOFT.CONCAT([.A21]; &quot;, &quot;; [.B21]; &quot;, &quot;; [.C21]; &quot;, &quot;)" office:value-type="string" office:string-value="&#9;&#9;{&quot;text_script&quot;,  &#9;&#9;&#9;&#9;';',  &#9;&quot;text_script_end&quot;}, " calcext:value-type="string">
            <text:p><text:tab/><text:tab/>{"text_script", <text:s/><text:tab/><text:tab/><text:tab/><text:tab/>';', <text:s/><text:tab/>"text_script_end"},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tab/><text:tab/>{"text_script"</text:p>
          </table:table-cell>
          <table:table-cell office:value-type="string" calcext:value-type="string">
            <text:p><text:s/><text:tab/><text:tab/><text:tab/><text:tab/>'('</text:p>
          </table:table-cell>
          <table:table-cell office:value-type="string" calcext:value-type="string">
            <text:p><text:s/><text:tab/>"text_script_function"}</text:p>
          </table:table-cell>
          <table:table-cell table:formula="of:=COM.MICROSOFT.CONCAT([.A22]; &quot;, &quot;; [.B22]; &quot;, &quot;; [.C22]; &quot;, &quot;)" office:value-type="string" office:string-value="&#9;&#9;{&quot;text_script&quot;,  &#9;&#9;&#9;&#9;'(',  &#9;&quot;text_script_function&quot;}, " calcext:value-type="string">
            <text:p><text:tab/><text:tab/>{"text_script", <text:s/><text:tab/><text:tab/><text:tab/><text:tab/>'(', <text:s/><text:tab/>"text_script_function"},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tab/><text:tab/>{"text_ignore"</text:p>
          </table:table-cell>
          <table:table-cell office:value-type="string" calcext:value-type="string">
            <text:p><text:s/><text:tab/><text:tab/><text:tab/><text:tab/>'\n'</text:p>
          </table:table-cell>
          <table:table-cell office:value-type="string" calcext:value-type="string">
            <text:p><text:s/><text:tab/>"text_ignore"}</text:p>
          </table:table-cell>
          <table:table-cell table:formula="of:=COM.MICROSOFT.CONCAT([.A23]; &quot;, &quot;; [.B23]; &quot;, &quot;; [.C23]; &quot;, &quot;)" office:value-type="string" office:string-value="&#9;&#9;{&quot;text_ignore&quot;,  &#9;&#9;&#9;&#9;'\n',  &#9;&quot;text_ignore&quot;}, " calcext:value-type="string">
            <text:p><text:tab/><text:tab/>{"text_ignore", <text:s/><text:tab/><text:tab/><text:tab/><text:tab/>'\n', <text:s/><text:tab/>"text_ignore"},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tab/><text:tab/>{"text_ignore"</text:p>
          </table:table-cell>
          <table:table-cell office:value-type="string" calcext:value-type="string">
            <text:p><text:s/><text:tab/><text:tab/><text:tab/><text:tab/>'\r'</text:p>
          </table:table-cell>
          <table:table-cell office:value-type="string" calcext:value-type="string">
            <text:p><text:s/><text:tab/>"text_ignore"}</text:p>
          </table:table-cell>
          <table:table-cell table:formula="of:=COM.MICROSOFT.CONCAT([.A24]; &quot;, &quot;; [.B24]; &quot;, &quot;; [.C24]; &quot;, &quot;)" office:value-type="string" office:string-value="&#9;&#9;{&quot;text_ignore&quot;,  &#9;&#9;&#9;&#9;'\r',  &#9;&quot;text_ignore&quot;}, " calcext:value-type="string">
            <text:p><text:tab/><text:tab/>{"text_ignore", <text:s/><text:tab/><text:tab/><text:tab/><text:tab/>'\r', <text:s/><text:tab/>"text_ignore"},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tab/><text:tab/>{"tag_close_a"</text:p>
          </table:table-cell>
          <table:table-cell office:value-type="string" calcext:value-type="string">
            <text:p><text:s/><text:tab/><text:tab/><text:tab/><text:tab/>'&gt;'</text:p>
          </table:table-cell>
          <table:table-cell office:value-type="string" calcext:value-type="string">
            <text:p><text:s/><text:tab/>"tag_close"}</text:p>
          </table:table-cell>
          <table:table-cell table:formula="of:=COM.MICROSOFT.CONCAT([.A25]; &quot;, &quot;; [.B25]; &quot;, &quot;; [.C25]; &quot;, &quot;)" office:value-type="string" office:string-value="&#9;&#9;{&quot;tag_close_a&quot;,  &#9;&#9;&#9;&#9;'&gt;',  &#9;&quot;tag_close&quot;}, " calcext:value-type="string">
            <text:p><text:tab/><text:tab/>{"tag_close_a", <text:s/><text:tab/><text:tab/><text:tab/><text:tab/>'&gt;', <text:s/><text:tab/>"tag_close"},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tab/><text:tab/>{"tag_name_script"</text:p>
          </table:table-cell>
          <table:table-cell office:value-type="string" calcext:value-type="string">
            <text:p><text:s/><text:tab/><text:tab/><text:tab/>' '</text:p>
          </table:table-cell>
          <table:table-cell office:value-type="string" calcext:value-type="string">
            <text:p><text:s/><text:tab/>"tag_name_script_attribute"}</text:p>
          </table:table-cell>
          <table:table-cell table:formula="of:=COM.MICROSOFT.CONCAT([.A26]; &quot;, &quot;; [.B26]; &quot;, &quot;; [.C26]; &quot;, &quot;)" office:value-type="string" office:string-value="&#9;&#9;{&quot;tag_name_script&quot;,  &#9;&#9;&#9;' ',  &#9;&quot;tag_name_script_attribute&quot;}, " calcext:value-type="string">
            <text:p><text:tab/><text:tab/>{"tag_name_script", <text:s/><text:tab/><text:tab/><text:tab/>' ', <text:s/><text:tab/>"tag_name_script_attribute"},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tab/><text:tab/>{"tag_name_script"</text:p>
          </table:table-cell>
          <table:table-cell office:value-type="string" calcext:value-type="string">
            <text:p><text:s/><text:tab/><text:tab/><text:tab/>'/'</text:p>
          </table:table-cell>
          <table:table-cell office:value-type="string" calcext:value-type="string">
            <text:p><text:s/><text:tab/>"tag_name_script_close"}</text:p>
          </table:table-cell>
          <table:table-cell table:formula="of:=COM.MICROSOFT.CONCAT([.A27]; &quot;, &quot;; [.B27]; &quot;, &quot;; [.C27]; &quot;, &quot;)" office:value-type="string" office:string-value="&#9;&#9;{&quot;tag_name_script&quot;,  &#9;&#9;&#9;'/',  &#9;&quot;tag_name_script_close&quot;}, " calcext:value-type="string">
            <text:p><text:tab/><text:tab/>{"tag_name_script", <text:s/><text:tab/><text:tab/><text:tab/>'/', <text:s/><text:tab/>"tag_name_script_close"},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tab/><text:tab/>{"text_script_end"</text:p>
          </table:table-cell>
          <table:table-cell office:value-type="string" calcext:value-type="string">
            <text:p><text:s/><text:tab/><text:tab/><text:tab/>'&lt;'</text:p>
          </table:table-cell>
          <table:table-cell office:value-type="string" calcext:value-type="string">
            <text:p><text:s/><text:tab/>"tag_name_script"}</text:p>
          </table:table-cell>
          <table:table-cell table:formula="of:=COM.MICROSOFT.CONCAT([.A28]; &quot;, &quot;; [.B28]; &quot;, &quot;; [.C28]; &quot;, &quot;)" office:value-type="string" office:string-value="&#9;&#9;{&quot;text_script_end&quot;,  &#9;&#9;&#9;'&lt;',  &#9;&quot;tag_name_script&quot;}, " calcext:value-type="string">
            <text:p><text:tab/><text:tab/>{"text_script_end", <text:s/><text:tab/><text:tab/><text:tab/>'&lt;', <text:s/><text:tab/>"tag_name_script"},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tab/><text:tab/>{"tag_name_script"</text:p>
          </table:table-cell>
          <table:table-cell office:value-type="string" calcext:value-type="string">
            <text:p><text:s/><text:tab/><text:tab/><text:tab/>'&gt;'</text:p>
          </table:table-cell>
          <table:table-cell office:value-type="string" calcext:value-type="string">
            <text:p><text:s/><text:tab/>"tag_end"}</text:p>
          </table:table-cell>
          <table:table-cell table:formula="of:=COM.MICROSOFT.CONCAT([.A29]; &quot;, &quot;; [.B29]; &quot;, &quot;; [.C29]; &quot;, &quot;)" office:value-type="string" office:string-value="&#9;&#9;{&quot;tag_name_script&quot;,  &#9;&#9;&#9;'&gt;',  &#9;&quot;tag_end&quot;}, " calcext:value-type="string">
            <text:p><text:tab/><text:tab/>{"tag_name_script", <text:s/><text:tab/><text:tab/><text:tab/>'&gt;', <text:s/><text:tab/>"tag_end"},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tab/><text:tab/>{"text_script_function"</text:p>
          </table:table-cell>
          <table:table-cell office:value-type="string" calcext:value-type="string">
            <text:p><text:s/><text:tab/><text:tab/>')'</text:p>
          </table:table-cell>
          <table:table-cell office:value-type="string" calcext:value-type="string">
            <text:p><text:s/><text:tab/>"text_script"}</text:p>
          </table:table-cell>
          <table:table-cell table:formula="of:=COM.MICROSOFT.CONCAT([.A30]; &quot;, &quot;; [.B30]; &quot;, &quot;; [.C30]; &quot;, &quot;)" office:value-type="string" office:string-value="&#9;&#9;{&quot;text_script_function&quot;,  &#9;&#9;')',  &#9;&quot;text_script&quot;}, " calcext:value-type="string">
            <text:p><text:tab/><text:tab/>{"text_script_function", <text:s/><text:tab/><text:tab/>')', <text:s/><text:tab/>"text_script"},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tab/><text:tab/>{"tag_name_script_close"</text:p>
          </table:table-cell>
          <table:table-cell office:value-type="string" calcext:value-type="string">
            <text:p><text:s/><text:tab/><text:tab/>'&gt;'</text:p>
          </table:table-cell>
          <table:table-cell office:value-type="string" calcext:value-type="string">
            <text:p><text:s/><text:tab/>"tag_end"}</text:p>
          </table:table-cell>
          <table:table-cell table:formula="of:=COM.MICROSOFT.CONCAT([.A31]; &quot;, &quot;; [.B31]; &quot;, &quot;; [.C31]; &quot;, &quot;)" office:value-type="string" office:string-value="&#9;&#9;{&quot;tag_name_script_close&quot;,  &#9;&#9;'&gt;',  &#9;&quot;tag_end&quot;}, " calcext:value-type="string">
            <text:p><text:tab/><text:tab/>{"tag_name_script_close", <text:s/><text:tab/><text:tab/>'&gt;', <text:s/><text:tab/>"tag_end"},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tab/><text:tab/>{"tag_name_script_attribute"</text:p>
          </table:table-cell>
          <table:table-cell office:value-type="string" calcext:value-type="string">
            <text:p><text:s/><text:tab/>'&gt;'</text:p>
          </table:table-cell>
          <table:table-cell office:value-type="string" calcext:value-type="string">
            <text:p><text:s/><text:tab/>"tag_script_end"}</text:p>
          </table:table-cell>
          <table:table-cell table:formula="of:=COM.MICROSOFT.CONCAT([.A32]; &quot;, &quot;; [.B32]; &quot;, &quot;; [.C32]; &quot;, &quot;)" office:value-type="string" office:string-value="&#9;&#9;{&quot;tag_name_script_attribute&quot;,  &#9;'&gt;',  &#9;&quot;tag_script_end&quot;}, " calcext:value-type="string">
            <text:p><text:tab/><text:tab/>{"tag_name_script_attribute", <text:s/><text:tab/>'&gt;', <text:s/><text:tab/>"tag_script_end"},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{"text_script_function"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text_script_function"}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{"text_script"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"text_script"},</text:p>
          </table:table-cell>
          <table:table-cell table:style-name="ce2"/>
          <table:table-cell table:number-columns-repeated="1015"/>
          <table:table-cell table:style-name="ce4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{"text_script"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text_script"}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{"tag_script_end",0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text_script"}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{"tag_name_script",0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tag_name_script"}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{"tag_name_script_close",0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tag_name_script_close"}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{"tag_close", 0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text"}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{"tag_close_a", 0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tag_close_a"}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{"tag_end", 0, "text"},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{"tag_start", 0, "tag_name"},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{"text", 0, "text"},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{"text_ignore", 0, "text"},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{"text_space", 0, "text"},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{"tag_name", 0, "tag_name"},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3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" svg:font-family="Mono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07:15:07.387759771</meta:creation-date>
    <dc:date>2019-09-06T14:45:04.805022605</dc:date>
    <meta:editing-duration>PT1H15M45S</meta:editing-duration>
    <meta:editing-cycles>26</meta:editing-cycles>
    <meta:generator>LibreOffice/6.1.5.2$Linux_X86_64 LibreOffice_project/10$Build-2</meta:generator>
    <meta:document-statistic meta:table-count="1" meta:cell-count="164" meta:object-count="0"/>
  </office:meta>
</office:document-meta>
</file>